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5036718726306625546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2679262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7"/>
              <text:p text:style-name="P34"><text:span text:style-name="T3">Thur Nov 15, 2018 </text:span>2.25 miles<text:span text:style-name="T3"> </text:span></text:p>
              <text:p text:style-name="P37">On the Wise Center indoor track: 1 mile splits 4:55 + 4:35 = 9:30, rest 5 minutes</text:p>
              <text:p text:style-name="P37">On a recumbant stationary bike: </text:p>
              <text:list>
                <text:list-item>
                  <text:list>
                    <text:list-header>
                      <text:p text:style-name="P37"><text:s text:c="5"/>50 calorie ride in 4:10 (final pulse: 137), 25 calorie slow ride </text:p>
                      <text:p text:style-name="P37"><text:s text:c="5"/>25 calorie ride in 1:58, 25 calorie slow ride</text:p>
                      <text:p text:style-name="P3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2674449" text:continue-numbering="true" text:style-name="L1">
        <text:list-item>
          <text:list>
            <text:list-header>
              <text:p text:style-name="P4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2654676" text:continue-numbering="true" text:style-name="L1">
        <text:list-item>
          <text:list>
            <text:list-header>
              <text:p text:style-name="P4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312948417183022403" text:style-name="L2">
        <text:list-item>
          <text:list>
            <text:list-item>
              <text:p text:style-name="P41">miles in the last week</text:p>
              <text:p text:style-name="P46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513412777045671241" text:style-name="L3">
        <text:list-item>
          <text:p text:style-name="P42">Warm up with a mile at about 9:00 – 9:30/mile pace and rest a few minutes.</text:p>
        </text:list-item>
        <text:list-item>
          <text:p text:style-name="P42">Start running at about 8:35/mile pace and then adjust pace so that HR is </text:p>
          <text:list>
            <text:list-header>
              <text:p text:style-name="P42"><text:s text:c="10"/>HR0 = 142 +/- 1 bpm.</text:p>
            </text:list-header>
          </text:list>
        </text:list-item>
        <text:list-item>
          <text:p text:style-name="P42">Use a watch to record mile splits and stop running when the split exceeds <text:tab/>Tmax = 8:45</text:p>
        </text:list-item>
        <text:list-item>
          <text:p text:style-name="P42">The more miles I am able to run without reaching 8:45/mile, <text:s/>the better my <text:tab/>fitness.</text:p>
          <text:p text:style-name="P42">If another runner wants to perform the test mentioned above they will need to establish values for HR0 and Tmax in the following way. <text:s/></text:p>
          <text:p text:style-name="P4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9">2.<text:tab/>Next continue running but now adjust pace up and down in order to keep HR <text:tab/>near HR0. <text:s/>Record mile splits on a watch. <text:s/>The split for the 3rd mile is Tmax.</text:p>
          <text:p text:style-name="P50">Continued</text:p>
          <text:p text:style-name="P5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2263803010887443055" text:style-name="L4">
        <text:list-item>
          <text:list>
            <text:list-header>
              <text:p text:style-name="P48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319739258225977732" text:style-name="L5">
        <text:list-item>
          <text:list>
            <text:list-header>
              <text:p text:style-name="P38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81837056996391617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2817265243010583400" text:style-name="L7">
        <text:list-item>
          <text:list>
            <text:list-header>
              <text:p text:style-name="P47">1.5 miles on a treadmill averaging about 8:45/mile and rest about 4 minutes</text:p>
              <text:p text:style-name="P43">Run:<text:span text:style-name="T3"> 0.15 mile lead into a 1mile run in 7:13, ¼ mile splits: 1:50, 1:50, 1:48, 1:45</text:span></text:p>
              <text:p text:style-name="P47">I ran the last 0.2 miles under 7:00/mile pace. Pulse at the end of run: 158 bpm</text:p>
              <text:p text:style-name="P43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4571411263022421873" text:style-name="L8">
        <text:list-item>
          <text:list>
            <text:list-header>
              <text:p text:style-name="P36">Run:<text:span text:style-name="T3"> 5 x ½ mile on a treadmill with ¼ mile jogs before each run </text:span></text:p>
              <text:p text:style-name="P39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3"><text:soft-page-break/>Sat Feb 23, 2019 <text:span text:style-name="T2">7.25 miles</text:span> <text:s text:c="2"/></text:p>
      <text:p text:style-name="P3">I ran on a treadmill in the Wise Center.</text:p>
      <text:p text:style-name="P3"><text:span text:style-name="T2">Run: </text:span><text:s/>A 0.1 mile lead into a 5.1 mile run, <text:s/>Time for 5.1 miles: 45:33 or 8:18/mile</text:p>
      <text:p text:style-name="P3">Splits for 5.1 miles: 8:59, 8:40, 8:20, 7:58, 7:40, 0:45</text:p>
      <text:p text:style-name="P3">Last 5K in 24:43 or 7:58/mile, Final pulse: 160 bpm</text:p>
      <text:p text:style-name="P4">Warm down: <text:s/><text:span text:style-name="T3">0.3 miles on the treadmill, 1.25 miles on the indoor track with Tiffany and Veronica and 0.5 miles home</text:span></text:p>
      <text:p text:style-name="P3"/>
      <text:p text:style-name="P4"><text:span text:style-name="T3">Sun Feb 24, 2019 </text:span>2.5 miles<text:span text:style-name="T3"> <text:s/></text:span><text:s/></text:p>
      <text:p text:style-name="P3">I did a 100 calorie ride on a Wise Center recumbent bike on level 12. Time: 8:51</text:p>
      <text:p text:style-name="P3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3"/>
      <text:p text:style-name="P3">Mon Feb 25, 2019 <text:span text:style-name="T2">4.5 miles </text:span><text:s text:c="2"/></text:p>
      <text:p text:style-name="P3"><text:span text:style-name="T2">Run:</text:span> 4 miles on a Wise Center treadmill going faster as I ran. <text:s text:c="2"/>Average pace 8:20/mile</text:p>
      <text:p text:style-name="P3"><text:span text:style-name="T2">Warmdown:</text:span> ½ mile in about 5 minu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25T12:46:24.05</dc:date>
    <dc:creator>James  Lombardi</dc:creator>
    <meta:editing-duration>P7DT17H42M1S</meta:editing-duration>
    <meta:editing-cycles>695</meta:editing-cycles>
    <meta:generator>OpenOffice/4.1.2$Win32 OpenOffice.org_project/412m3$Build-9782</meta:generator>
    <meta:document-statistic meta:table-count="0" meta:image-count="0" meta:object-count="0" meta:page-count="21" meta:paragraph-count="563" meta:word-count="7319" meta:character-count="36482"/>
  </office:meta>
</office:document-meta>
</file>